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6256e" officeooo:paragraph-rsid="0006256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6256e" officeooo:paragraph-rsid="0006256e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256e" officeooo:paragraph-rsid="0006256e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8" style:family="paragraph" style:parent-style-name="Preformatted_20_Text">
      <style:paragraph-properties fo:orphans="2" fo:widows="2"/>
      <style:text-properties style:font-name="Times New Roman" fo:font-size="14pt" style:font-size-asian="14pt" style:font-size-complex="14pt"/>
    </style:style>
    <style:style style:name="P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10" style:family="paragraph">
      <loext:graphic-properties draw:fill-color="#ff00cc"/>
      <style:paragraph-properties fo:text-align="center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800000" fo:font-style="normal" fo:font-weight="bold"/>
    </style:style>
    <style:style style:name="T5" style:family="text">
      <style:text-properties fo:color="#800000" fo:font-style="normal" fo:font-weight="normal"/>
    </style:style>
    <style:style style:name="T6" style:family="text">
      <style:text-properties fo:color="#40015a"/>
    </style:style>
    <style:style style:name="T7" style:family="text">
      <style:text-properties fo:color="#800080"/>
    </style:style>
    <style:style style:name="T8" style:family="text">
      <style:text-properties fo:color="#800080" fo:font-style="normal" fo:font-weight="normal"/>
    </style:style>
    <style:style style:name="T9" style:family="text">
      <style:text-properties fo:font-style="normal" fo:font-weight="normal"/>
    </style:style>
    <style:style style:name="T10" style:family="text">
      <style:text-properties fo:color="#808030"/>
    </style:style>
    <style:style style:name="T11" style:family="text">
      <style:text-properties fo:color="#808030" fo:font-style="normal" fo:font-weight="normal"/>
    </style:style>
    <style:style style:name="T12" style:family="text">
      <style:text-properties fo:color="#603000" fo:font-style="normal" fo:font-weight="normal"/>
    </style:style>
    <style:style style:name="T13" style:family="text">
      <style:text-properties fo:color="#7d0045" fo:font-style="normal" fo:font-weight="normal"/>
    </style:style>
    <style:style style:name="T14" style:family="text">
      <style:text-properties fo:color="#008c00" fo:font-style="normal" fo:font-weight="normal"/>
    </style:style>
    <style:style style:name="T15" style:family="text">
      <style:text-properties fo:color="#007997" fo:font-style="normal" fo:font-weight="normal"/>
    </style:style>
    <style:style style:name="T16" style:family="text">
      <style:text-properties fo:color="#0f69ff" fo:font-style="normal" fo:font-weight="normal"/>
    </style:style>
    <style:style style:name="T17" style:family="text">
      <style:text-properties fo:color="#400000"/>
    </style:style>
    <style:style style:name="gr1" style:family="graphic">
      <style:graphic-properties draw:fill-color="#ff00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А</text:p>
      <text:p text:style-name="P1"/>
      <text:p text:style-name="P2"><draw:line text:anchor-type="paragraph" draw:z-index="0" draw:name="Фигура1" draw:style-name="gr1" draw:text-style-name="P10" svg:x1="-1.926cm" svg:y1="1.383cm" svg:x2="18.96cm" svg:y2="1.383cm"><text:p/></draw:line>ИСХОДНЫЙ КОД</text:p>
      <text:p text:style-name="P2"/>
      <text:p text:style-name="P2"/>
      <text:p text:style-name="P4"><text:span text:style-name="T1">#include </text:span><text:span text:style-name="T2">&lt;</text:span><text:span text:style-name="T6">stdlib.h</text:span><text:span text:style-name="T2">&gt;</text:span></text:p>
      <text:p text:style-name="P5"><text:span text:style-name="T1">#include </text:span><text:span text:style-name="T2">&lt;</text:span><text:span text:style-name="T6">stdio.h</text:span><text:span text:style-name="T2">&gt;</text:span></text:p>
      <text:p text:style-name="P5"><text:span text:style-name="T1">#include </text:span><text:span text:style-name="T2">&lt;</text:span><text:span text:style-name="T6">string.h</text:span><text:span text:style-name="T2">&gt;</text:span></text:p>
      <text:p text:style-name="P8"/>
      <text:p text:style-name="P5"><text:span text:style-name="T3">typedef</text:span> <text:span text:style-name="T3">struct</text:span> MusicalComposition <text:span text:style-name="T7">{</text:span></text:p>
      <text:p text:style-name="P6"><text:s text:c="4"/><text:span text:style-name="T4">char</text:span><text:span text:style-name="T11">*</text:span><text:span text:style-name="T9"> name</text:span><text:span text:style-name="T8">;</text:span></text:p>
      <text:p text:style-name="P6"><text:s text:c="4"/><text:span text:style-name="T4">char</text:span><text:span text:style-name="T11">*</text:span><text:span text:style-name="T9"> author</text:span><text:span text:style-name="T8">;</text:span></text:p>
      <text:p text:style-name="P6"><text:s text:c="4"/><text:span text:style-name="T4">int</text:span><text:span text:style-name="T9"> year</text:span><text:span text:style-name="T8">;</text:span></text:p>
      <text:p text:style-name="P6"><text:s text:c="4"/><text:span text:style-name="T4">struct</text:span><text:span text:style-name="T9"> MusicalComposition</text:span><text:span text:style-name="T11">*</text:span><text:span text:style-name="T9"> prev</text:span><text:span text:style-name="T8">;</text:span></text:p>
      <text:p text:style-name="P6"><text:s text:c="4"/><text:span text:style-name="T4">struct</text:span><text:span text:style-name="T9"> MusicalComposition</text:span><text:span text:style-name="T11">*</text:span><text:span text:style-name="T9"> next</text:span><text:span text:style-name="T8">;</text:span></text:p>
      <text:p text:style-name="P5"><text:span text:style-name="T7">}</text:span> MusicalComposition<text:span text:style-name="T7">;</text:span></text:p>
      <text:p text:style-name="P8"/>
      <text:p text:style-name="P5">MusicalComposition<text:span text:style-name="T10">*</text:span> createMusicalComposition<text:span text:style-name="T10">(</text:span><text:span text:style-name="T3">char</text:span><text:span text:style-name="T10">*</text:span> name<text:span text:style-name="T10">,</text:span> <text:span text:style-name="T3">char</text:span><text:span text:style-name="T10">*</text:span> author<text:span text:style-name="T10">,</text:span> <text:span text:style-name="T3">int</text:span> year<text:span text:style-name="T10">)</text:span> <text:span text:style-name="T7">{</text:span></text:p>
      <text:p text:style-name="P6"><text:s text:c="4"/><text:span text:style-name="T9">MusicalComposition</text:span><text:span text:style-name="T11">*</text:span><text:span text:style-name="T9"> ret </text:span><text:span text:style-name="T11">=</text:span><text:span text:style-name="T9"> </text:span><text:span text:style-name="T11">(</text:span><text:span text:style-name="T9">MusicalComposition</text:span><text:span text:style-name="T11">*)</text:span><text:span text:style-name="T12">malloc</text:span><text:span text:style-name="T11">(</text:span><text:span text:style-name="T4">sizeof</text:span><text:span text:style-name="T11">(</text:span><text:span text:style-name="T9">MusicalComposition</text:span><text:span text:style-name="T11">))</text:span><text:span text:style-name="T8">;</text:span></text:p>
      <text:p text:style-name="P8"/>
      <text:p text:style-name="P6"><text:s text:c="4"/><text:span text:style-name="T9">ret</text:span><text:span text:style-name="T11">-&gt;</text:span><text:span text:style-name="T9">name </text:span><text:span text:style-name="T11">=</text:span><text:span text:style-name="T9"> </text:span><text:span text:style-name="T11">(</text:span><text:span text:style-name="T4">char</text:span><text:span text:style-name="T11">*)</text:span><text:span text:style-name="T12">malloc</text:span><text:span text:style-name="T11">(</text:span><text:span text:style-name="T12">strlen</text:span><text:span text:style-name="T11">(</text:span><text:span text:style-name="T9">name</text:span><text:span text:style-name="T11">))</text:span><text:span text:style-name="T8">;</text:span></text:p>
      <text:p text:style-name="P6"><text:s text:c="4"/><text:span text:style-name="T12">strcpy</text:span><text:span text:style-name="T11">(</text:span><text:span text:style-name="T9">ret</text:span><text:span text:style-name="T11">-&gt;</text:span><text:span text:style-name="T9">name</text:span><text:span text:style-name="T11">,</text:span><text:span text:style-name="T9"> name</text:span><text:span text:style-name="T11">)</text:span><text:span text:style-name="T8">;</text:span></text:p>
      <text:p text:style-name="P8"/>
      <text:p text:style-name="P6"><text:s text:c="4"/><text:span text:style-name="T9">ret</text:span><text:span text:style-name="T11">-&gt;</text:span><text:span text:style-name="T9">author </text:span><text:span text:style-name="T11">=</text:span><text:span text:style-name="T9"> </text:span><text:span text:style-name="T11">(</text:span><text:span text:style-name="T4">char</text:span><text:span text:style-name="T11">*)</text:span><text:span text:style-name="T12">malloc</text:span><text:span text:style-name="T11">(</text:span><text:span text:style-name="T12">strlen</text:span><text:span text:style-name="T11">(</text:span><text:span text:style-name="T9">author</text:span><text:span text:style-name="T11">))</text:span><text:span text:style-name="T8">;</text:span></text:p>
      <text:p text:style-name="P6"><text:s text:c="4"/><text:span text:style-name="T12">strcpy</text:span><text:span text:style-name="T11">(</text:span><text:span text:style-name="T9">ret</text:span><text:span text:style-name="T11">-&gt;</text:span><text:span text:style-name="T9">author</text:span><text:span text:style-name="T11">,</text:span><text:span text:style-name="T9"> author</text:span><text:span text:style-name="T11">)</text:span><text:span text:style-name="T8">;</text:span></text:p>
      <text:p text:style-name="P8"/>
      <text:p text:style-name="P6"><text:s text:c="4"/><text:span text:style-name="T9">ret</text:span><text:span text:style-name="T11">-&gt;</text:span><text:span text:style-name="T9">year </text:span><text:span text:style-name="T11">=</text:span><text:span text:style-name="T9"> year</text:span><text:span text:style-name="T8">;</text:span></text:p>
      <text:p text:style-name="P6"><text:s text:c="4"/><text:span text:style-name="T9">ret</text:span><text:span text:style-name="T11">-&gt;</text:span><text:span text:style-name="T9">prev </text:span><text:span text:style-name="T11">=</text:span><text:span text:style-name="T9"> </text:span><text:span text:style-name="T13">NULL</text:span><text:span text:style-name="T8">;</text:span></text:p>
      <text:p text:style-name="P6"><text:s text:c="4"/><text:span text:style-name="T9">ret</text:span><text:span text:style-name="T11">-&gt;</text:span><text:span text:style-name="T9">next </text:span><text:span text:style-name="T11">=</text:span><text:span text:style-name="T9"> </text:span><text:span text:style-name="T13">NULL</text:span><text:span text:style-name="T8">;</text:span></text:p>
      <text:p text:style-name="P8"/>
      <text:p text:style-name="P6"><text:s text:c="4"/><text:span text:style-name="T4">return</text:span><text:span text:style-name="T9"> ret</text:span><text:span text:style-name="T8">;</text:span></text:p>
      <text:p text:style-name="P9">}</text:p>
      <text:p text:style-name="P4">MusicalComposition<text:span text:style-name="T10">*</text:span> createMusicalCompositionList<text:span text:style-name="T10">(</text:span><text:span text:style-name="T3">char</text:span><text:span text:style-name="T10">**</text:span> array_names<text:span text:style-name="T10">,</text:span> <text:span text:style-name="T3">char</text:span><text:span text:style-name="T10">**</text:span> array_authors<text:span text:style-name="T10">,</text:span> <text:span text:style-name="T3">int</text:span><text:span text:style-name="T10">*</text:span> array_years<text:span text:style-name="T10">,</text:span> <text:span text:style-name="T3">int</text:span> n<text:span text:style-name="T10">)</text:span> <text:span text:style-name="T7">{</text:span></text:p>
      <text:p text:style-name="P6"><text:s text:c="4"/><text:span text:style-name="T9">MusicalComposition</text:span><text:span text:style-name="T11">*</text:span><text:span text:style-name="T9"> head </text:span><text:span text:style-name="T11">=</text:span><text:span text:style-name="T9"> </text:span><text:span text:style-name="T11">(</text:span><text:span text:style-name="T9">MusicalComposition</text:span><text:span text:style-name="T11">*)</text:span><text:span text:style-name="T12">malloc</text:span><text:span text:style-name="T11">(</text:span><text:span text:style-name="T4">sizeof</text:span><text:span text:style-name="T11">(</text:span><text:span text:style-name="T9">MusicalComposition</text:span><text:span text:style-name="T11">))</text:span><text:span text:style-name="T8">;</text:span></text:p>
      <text:p text:style-name="P6"><text:s text:c="4"/><text:span text:style-name="T9">head </text:span><text:span text:style-name="T11">=</text:span><text:span text:style-name="T9"> createMusicalComposition</text:span><text:span text:style-name="T11">(</text:span><text:span text:style-name="T9">array_names</text:span><text:span text:style-name="T11">[</text:span><text:span text:style-name="T14">0</text:span><text:span text:style-name="T11">],</text:span><text:span text:style-name="T9"> array_authors</text:span><text:span text:style-name="T11">[</text:span><text:span text:style-name="T14">0</text:span><text:span text:style-name="T11">],</text:span><text:span text:style-name="T9"> array_years</text:span><text:span text:style-name="T11">[</text:span><text:span text:style-name="T14">0</text:span><text:span text:style-name="T11">])</text:span><text:span text:style-name="T8">;</text:span></text:p>
      <text:p text:style-name="P8"/>
      <text:p text:style-name="P6"><text:s text:c="4"/><text:span text:style-name="T9">MusicalComposition</text:span><text:span text:style-name="T11">*</text:span><text:span text:style-name="T9"> prev </text:span><text:span text:style-name="T11">=</text:span><text:span text:style-name="T9"> </text:span><text:span text:style-name="T11">(</text:span><text:span text:style-name="T9">MusicalComposition</text:span><text:span text:style-name="T11">*)</text:span><text:span text:style-name="T12">malloc</text:span><text:span text:style-name="T11">(</text:span><text:span text:style-name="T4">sizeof</text:span><text:span text:style-name="T11">(</text:span><text:span text:style-name="T9">MusicalComposition</text:span><text:span text:style-name="T11">))</text:span><text:span text:style-name="T8">;</text:span></text:p>
      <text:p text:style-name="P6"><text:s text:c="4"/><text:span text:style-name="T9">prev </text:span><text:span text:style-name="T11">=</text:span><text:span text:style-name="T9"> head</text:span><text:span text:style-name="T8">;</text:span></text:p>
      <text:p text:style-name="P8"><text:soft-page-break/></text:p>
      <text:p text:style-name="P6"><text:s text:c="4"/><text:span text:style-name="T9">MusicalComposition</text:span><text:span text:style-name="T11">*</text:span><text:span text:style-name="T9"> cur </text:span><text:span text:style-name="T11">=</text:span><text:span text:style-name="T9"> </text:span><text:span text:style-name="T11">(</text:span><text:span text:style-name="T9">MusicalComposition</text:span><text:span text:style-name="T11">*)</text:span><text:span text:style-name="T12">malloc</text:span><text:span text:style-name="T11">(</text:span><text:span text:style-name="T4">sizeof</text:span><text:span text:style-name="T11">(</text:span><text:span text:style-name="T9">MusicalComposition</text:span><text:span text:style-name="T11">))</text:span><text:span text:style-name="T8">;</text:span></text:p>
      <text:p text:style-name="P6"><text:s text:c="4"/><text:span text:style-name="T4">for</text:span><text:span text:style-name="T9"> </text:span><text:span text:style-name="T11">(</text:span><text:span text:style-name="T4">int</text:span><text:span text:style-name="T9"> i </text:span><text:span text:style-name="T11">=</text:span><text:span text:style-name="T9"> </text:span><text:span text:style-name="T14">1</text:span><text:span text:style-name="T8">;</text:span><text:span text:style-name="T9"> i </text:span><text:span text:style-name="T11">!=</text:span><text:span text:style-name="T9"> n</text:span><text:span text:style-name="T8">;</text:span><text:span text:style-name="T9"> </text:span><text:span text:style-name="T11">++</text:span><text:span text:style-name="T9">i</text:span><text:span text:style-name="T11">)</text:span><text:span text:style-name="T9"> </text:span><text:span text:style-name="T8">{</text:span></text:p>
      <text:p text:style-name="P6"><text:s text:c="8"/><text:span text:style-name="T9">cur </text:span><text:span text:style-name="T11">=</text:span><text:span text:style-name="T9"> createMusicalComposition</text:span><text:span text:style-name="T11">(</text:span><text:span text:style-name="T9">array_names</text:span><text:span text:style-name="T11">[</text:span><text:span text:style-name="T9">i</text:span><text:span text:style-name="T11">],</text:span><text:span text:style-name="T9"> array_authors</text:span><text:span text:style-name="T11">[</text:span><text:span text:style-name="T9">i</text:span><text:span text:style-name="T11">],</text:span><text:span text:style-name="T9"> array_years</text:span><text:span text:style-name="T11">[</text:span><text:span text:style-name="T9">i</text:span><text:span text:style-name="T11">])</text:span><text:span text:style-name="T8">;</text:span></text:p>
      <text:p text:style-name="P6"><text:s text:c="8"/><text:span text:style-name="T9">cur</text:span><text:span text:style-name="T11">-&gt;</text:span><text:span text:style-name="T9">prev </text:span><text:span text:style-name="T11">=</text:span><text:span text:style-name="T9"> prev</text:span><text:span text:style-name="T8">;</text:span></text:p>
      <text:p text:style-name="P6"><text:s text:c="8"/><text:span text:style-name="T9">cur</text:span><text:span text:style-name="T11">-&gt;</text:span><text:span text:style-name="T9">prev</text:span><text:span text:style-name="T11">-&gt;</text:span><text:span text:style-name="T9">next </text:span><text:span text:style-name="T11">=</text:span><text:span text:style-name="T9"> cur</text:span><text:span text:style-name="T8">;</text:span></text:p>
      <text:p text:style-name="P6"><text:s text:c="8"/><text:span text:style-name="T9">cur</text:span><text:span text:style-name="T11">-&gt;</text:span><text:span text:style-name="T9">next </text:span><text:span text:style-name="T11">=</text:span><text:span text:style-name="T9"> </text:span><text:span text:style-name="T13">NULL</text:span><text:span text:style-name="T8">;</text:span></text:p>
      <text:p text:style-name="P6"><text:s text:c="8"/><text:span text:style-name="T9">prev </text:span><text:span text:style-name="T11">=</text:span><text:span text:style-name="T9"> cur</text:span><text:span text:style-name="T8">;</text:span></text:p>
      <text:p text:style-name="P6"><text:s text:c="4"/><text:span text:style-name="T8">}</text:span></text:p>
      <text:p text:style-name="P8"/>
      <text:p text:style-name="P6"><text:s text:c="4"/><text:span text:style-name="T4">return</text:span><text:span text:style-name="T9"> head</text:span><text:span text:style-name="T8">;</text:span></text:p>
      <text:p text:style-name="P7">}</text:p>
      <text:p text:style-name="P8"/>
      <text:p text:style-name="P5"><text:span text:style-name="T3">void</text:span> push<text:span text:style-name="T10">(</text:span>MusicalComposition<text:span text:style-name="T10">*</text:span> head<text:span text:style-name="T10">,</text:span> MusicalComposition<text:span text:style-name="T10">*</text:span> element<text:span text:style-name="T10">)</text:span> <text:span text:style-name="T7">{</text:span></text:p>
      <text:p text:style-name="P6"><text:s text:c="4"/><text:span text:style-name="T4">if</text:span><text:span text:style-name="T9"> </text:span><text:span text:style-name="T11">(</text:span><text:span text:style-name="T9">head </text:span><text:span text:style-name="T11">==</text:span><text:span text:style-name="T9"> </text:span><text:span text:style-name="T13">NULL</text:span><text:span text:style-name="T11">)</text:span><text:span text:style-name="T9"> </text:span><text:span text:style-name="T8">{</text:span><text:span text:style-name="T9"> </text:span></text:p>
      <text:p text:style-name="P6"><text:s text:c="8"/><text:span text:style-name="T9">head </text:span><text:span text:style-name="T11">=</text:span><text:span text:style-name="T9"> element</text:span><text:span text:style-name="T8">;</text:span></text:p>
      <text:p text:style-name="P6"><text:s text:c="8"/><text:span text:style-name="T4">return</text:span><text:span text:style-name="T8">;</text:span></text:p>
      <text:p text:style-name="P6"><text:s text:c="4"/><text:span text:style-name="T8">}</text:span><text:span text:style-name="T9"> </text:span></text:p>
      <text:p text:style-name="P8"/>
      <text:p text:style-name="P6"><text:s text:c="4"/><text:span text:style-name="T9">MusicalComposition</text:span><text:span text:style-name="T11">*</text:span><text:span text:style-name="T9"> cur </text:span><text:span text:style-name="T11">=</text:span><text:span text:style-name="T9"> head</text:span><text:span text:style-name="T8">;</text:span></text:p>
      <text:p text:style-name="P6"><text:s text:c="4"/></text:p>
      <text:p text:style-name="P6"><text:s text:c="4"/><text:span text:style-name="T4">while</text:span><text:span text:style-name="T9"> </text:span><text:span text:style-name="T11">(</text:span><text:span text:style-name="T9">cur</text:span><text:span text:style-name="T11">-&gt;</text:span><text:span text:style-name="T9">next</text:span><text:span text:style-name="T11">)</text:span><text:span text:style-name="T9"> </text:span><text:span text:style-name="T8">{</text:span><text:span text:style-name="T9"> cur </text:span><text:span text:style-name="T11">=</text:span><text:span text:style-name="T9"> cur</text:span><text:span text:style-name="T11">-&gt;</text:span><text:span text:style-name="T9">next</text:span><text:span text:style-name="T8">;</text:span><text:span text:style-name="T9"> </text:span><text:span text:style-name="T8">}</text:span></text:p>
      <text:p text:style-name="P6"><text:s text:c="4"/><text:span text:style-name="T9">element</text:span><text:span text:style-name="T11">-&gt;</text:span><text:span text:style-name="T9">prev </text:span><text:span text:style-name="T11">=</text:span><text:span text:style-name="T9"> cur</text:span><text:span text:style-name="T8">;</text:span></text:p>
      <text:p text:style-name="P6"><text:s text:c="4"/><text:span text:style-name="T9">cur</text:span><text:span text:style-name="T11">-&gt;</text:span><text:span text:style-name="T9">next </text:span><text:span text:style-name="T11">=</text:span><text:span text:style-name="T9"> element</text:span><text:span text:style-name="T8">;</text:span></text:p>
      <text:p text:style-name="P6"><text:s text:c="4"/><text:span text:style-name="T9">element</text:span><text:span text:style-name="T11">-&gt;</text:span><text:span text:style-name="T9">next </text:span><text:span text:style-name="T11">=</text:span><text:span text:style-name="T9"> </text:span><text:span text:style-name="T13">NULL</text:span><text:span text:style-name="T8">;</text:span></text:p>
      <text:p text:style-name="P9">}</text:p>
      <text:p text:style-name="P4"><text:span text:style-name="T3">int</text:span> count<text:span text:style-name="T10">(</text:span>MusicalComposition<text:span text:style-name="T10">*</text:span> head<text:span text:style-name="T10">)</text:span> <text:span text:style-name="T7">{</text:span></text:p>
      <text:p text:style-name="P6"><text:s text:c="4"/><text:span text:style-name="T4">int</text:span><text:span text:style-name="T9"> ret </text:span><text:span text:style-name="T11">=</text:span><text:span text:style-name="T9"> </text:span><text:span text:style-name="T14">0</text:span><text:span text:style-name="T8">;</text:span><text:span text:style-name="T9"> <text:s text:c="3"/></text:span></text:p>
      <text:p text:style-name="P8"/>
      <text:p text:style-name="P6"><text:s text:c="4"/><text:span text:style-name="T4">while</text:span><text:span text:style-name="T9"> </text:span><text:span text:style-name="T11">(</text:span><text:span text:style-name="T9">head </text:span><text:span text:style-name="T11">!=</text:span><text:span text:style-name="T9"> </text:span><text:span text:style-name="T13">NULL</text:span><text:span text:style-name="T11">)</text:span><text:span text:style-name="T9"> </text:span><text:span text:style-name="T8">{</text:span><text:span text:style-name="T9"> </text:span></text:p>
      <text:p text:style-name="P6"><text:s text:c="8"/><text:span text:style-name="T11">++</text:span><text:span text:style-name="T9">ret</text:span><text:span text:style-name="T8">;</text:span></text:p>
      <text:p text:style-name="P6"><text:s text:c="8"/><text:span text:style-name="T9">head </text:span><text:span text:style-name="T11">=</text:span><text:span text:style-name="T9"> head</text:span><text:span text:style-name="T11">-&gt;</text:span><text:span text:style-name="T9">next</text:span><text:span text:style-name="T8">;</text:span><text:span text:style-name="T9"> </text:span></text:p>
      <text:p text:style-name="P6"><text:s text:c="4"/><text:span text:style-name="T8">}</text:span></text:p>
      <text:p text:style-name="P8"/>
      <text:p text:style-name="P6"><text:s text:c="4"/><text:span text:style-name="T4">return</text:span><text:span text:style-name="T9"> ret</text:span><text:span text:style-name="T8">;</text:span></text:p>
      <text:p text:style-name="P7">}</text:p>
      <text:p text:style-name="P8"/>
      <text:p text:style-name="P5"><text:span text:style-name="T3">void</text:span> print_names<text:span text:style-name="T10">(</text:span>MusicalComposition<text:span text:style-name="T10">*</text:span> head<text:span text:style-name="T10">)</text:span> <text:span text:style-name="T7">{</text:span></text:p>
      <text:p text:style-name="P6"><text:s text:c="4"/><text:span text:style-name="T9">MusicalComposition</text:span><text:span text:style-name="T11">*</text:span><text:span text:style-name="T9"> cur </text:span><text:span text:style-name="T11">=</text:span><text:span text:style-name="T9"> head</text:span><text:span text:style-name="T8">;</text:span></text:p>
      <text:p text:style-name="P6"><text:s text:c="4"/></text:p>
      <text:p text:style-name="P6"><text:s text:c="4"/><text:span text:style-name="T4">while</text:span><text:span text:style-name="T9"> </text:span><text:span text:style-name="T11">(</text:span><text:span text:style-name="T9">cur </text:span><text:span text:style-name="T11">!=</text:span><text:span text:style-name="T9"> </text:span><text:span text:style-name="T13">NULL</text:span><text:span text:style-name="T11">)</text:span><text:span text:style-name="T9"> </text:span><text:span text:style-name="T8">{</text:span></text:p>
      <text:p text:style-name="P6"><text:s text:c="8"/><text:span text:style-name="T12">printf</text:span><text:span text:style-name="T11">(</text:span><text:span text:style-name="T5">"</text:span><text:span text:style-name="T15">%s</text:span><text:span text:style-name="T16">\n</text:span><text:span text:style-name="T5">"</text:span><text:span text:style-name="T11">,</text:span><text:span text:style-name="T9"> cur</text:span><text:span text:style-name="T11">-&gt;</text:span><text:span text:style-name="T9">name</text:span><text:span text:style-name="T11">)</text:span><text:span text:style-name="T8">;</text:span></text:p>
      <text:p text:style-name="P6"><text:soft-page-break/><text:s text:c="8"/><text:span text:style-name="T9">cur </text:span><text:span text:style-name="T11">=</text:span><text:span text:style-name="T9"> cur</text:span><text:span text:style-name="T11">-&gt;</text:span><text:span text:style-name="T9">next</text:span><text:span text:style-name="T8">;</text:span></text:p>
      <text:p text:style-name="P6"><text:s text:c="4"/><text:span text:style-name="T8">}</text:span></text:p>
      <text:p text:style-name="P7">}</text:p>
      <text:p text:style-name="P8"/>
      <text:p text:style-name="P5"><text:span text:style-name="T3">void</text:span> swap_halfs<text:span text:style-name="T10">(</text:span>MusicalComposition<text:span text:style-name="T10">**</text:span> head<text:span text:style-name="T10">)</text:span> <text:span text:style-name="T7">{</text:span></text:p>
      <text:p text:style-name="P6"><text:s text:c="4"/><text:span text:style-name="T4">if</text:span><text:span text:style-name="T9"> </text:span><text:span text:style-name="T11">(</text:span><text:span text:style-name="T9">head </text:span><text:span text:style-name="T11">==</text:span><text:span text:style-name="T9"> </text:span><text:span text:style-name="T13">NULL</text:span><text:span text:style-name="T9"> </text:span><text:span text:style-name="T11">||</text:span><text:span text:style-name="T9"> </text:span><text:span text:style-name="T11">*</text:span><text:span text:style-name="T9">head </text:span><text:span text:style-name="T11">==</text:span><text:span text:style-name="T9"> </text:span><text:span text:style-name="T13">NULL</text:span><text:span text:style-name="T11">)</text:span><text:span text:style-name="T9"> </text:span><text:span text:style-name="T8">{</text:span><text:span text:style-name="T9"> </text:span><text:span text:style-name="T4">return</text:span><text:span text:style-name="T8">;</text:span><text:span text:style-name="T9"> </text:span><text:span text:style-name="T8">}</text:span></text:p>
      <text:p text:style-name="P8"/>
      <text:p text:style-name="P6"><text:s text:c="4"/><text:span text:style-name="T4">int</text:span><text:span text:style-name="T9"> list_len </text:span><text:span text:style-name="T11">=</text:span><text:span text:style-name="T9"> count</text:span><text:span text:style-name="T11">(*</text:span><text:span text:style-name="T9">head</text:span><text:span text:style-name="T11">)</text:span><text:span text:style-name="T8">;</text:span></text:p>
      <text:p text:style-name="P6"><text:s text:c="4"/><text:span text:style-name="T4">int</text:span><text:span text:style-name="T9"> half_index </text:span><text:span text:style-name="T11">=</text:span><text:span text:style-name="T9"> list_len </text:span><text:span text:style-name="T11">/</text:span><text:span text:style-name="T9"> </text:span><text:span text:style-name="T14">2</text:span><text:span text:style-name="T8">;</text:span></text:p>
      <text:p text:style-name="P6"><text:s text:c="4"/><text:span text:style-name="T9">MusicalComposition</text:span><text:span text:style-name="T11">*</text:span><text:span text:style-name="T9"> cur </text:span><text:span text:style-name="T11">=</text:span><text:span text:style-name="T9"> </text:span><text:span text:style-name="T11">*</text:span><text:span text:style-name="T9">head</text:span><text:span text:style-name="T8">;</text:span></text:p>
      <text:p text:style-name="P6"><text:s text:c="4"/><text:span text:style-name="T9">MusicalComposition</text:span><text:span text:style-name="T11">*</text:span><text:span text:style-name="T9"> new_head </text:span><text:span text:style-name="T11">=</text:span><text:span text:style-name="T9"> </text:span><text:span text:style-name="T13">NULL</text:span><text:span text:style-name="T8">;</text:span></text:p>
      <text:p text:style-name="P8"/>
      <text:p text:style-name="P6"><text:s text:c="4"/><text:span text:style-name="T4">for</text:span><text:span text:style-name="T9"> </text:span><text:span text:style-name="T11">(</text:span><text:span text:style-name="T4">int</text:span><text:span text:style-name="T9"> i </text:span><text:span text:style-name="T11">=</text:span><text:span text:style-name="T9"> </text:span><text:span text:style-name="T14">0</text:span><text:span text:style-name="T8">;</text:span><text:span text:style-name="T9"> i </text:span><text:span text:style-name="T11">!=</text:span><text:span text:style-name="T9"> half_index</text:span><text:span text:style-name="T8">;</text:span><text:span text:style-name="T9"> </text:span><text:span text:style-name="T11">++</text:span><text:span text:style-name="T9">i</text:span><text:span text:style-name="T11">)</text:span><text:span text:style-name="T9"> </text:span><text:span text:style-name="T8">{</text:span><text:span text:style-name="T9"> cur </text:span><text:span text:style-name="T11">=</text:span><text:span text:style-name="T9"> cur</text:span><text:span text:style-name="T11">-&gt;</text:span><text:span text:style-name="T9">next</text:span><text:span text:style-name="T8">;</text:span><text:span text:style-name="T9"> </text:span><text:span text:style-name="T8">}</text:span></text:p>
      <text:p text:style-name="P6"><text:s text:c="4"/><text:span text:style-name="T9">cur</text:span><text:span text:style-name="T11">-&gt;</text:span><text:span text:style-name="T9">prev</text:span><text:span text:style-name="T11">-&gt;</text:span><text:span text:style-name="T9">next </text:span><text:span text:style-name="T11">=</text:span><text:span text:style-name="T9"> </text:span><text:span text:style-name="T13">NULL</text:span><text:span text:style-name="T8">;</text:span></text:p>
      <text:p text:style-name="P6"><text:s text:c="4"/><text:span text:style-name="T9">cur</text:span><text:span text:style-name="T11">-&gt;</text:span><text:span text:style-name="T9">prev </text:span><text:span text:style-name="T11">=</text:span><text:span text:style-name="T9"> </text:span><text:span text:style-name="T13">NULL</text:span><text:span text:style-name="T8">;</text:span></text:p>
      <text:p text:style-name="P6"><text:s text:c="4"/><text:span text:style-name="T9">new_head </text:span><text:span text:style-name="T11">=</text:span><text:span text:style-name="T9"> cur</text:span><text:span text:style-name="T8">;</text:span></text:p>
      <text:p text:style-name="P8"/>
      <text:p text:style-name="P6"><text:s text:c="4"/><text:span text:style-name="T4">for</text:span><text:span text:style-name="T9"> </text:span><text:span text:style-name="T11">(</text:span><text:span text:style-name="T4">int</text:span><text:span text:style-name="T9"> i </text:span><text:span text:style-name="T11">=</text:span><text:span text:style-name="T9"> half_index</text:span><text:span text:style-name="T8">;</text:span><text:span text:style-name="T9"> i </text:span><text:span text:style-name="T11">!=</text:span><text:span text:style-name="T9"> list_len </text:span><text:span text:style-name="T11">-</text:span><text:span text:style-name="T9"> </text:span><text:span text:style-name="T14">1</text:span><text:span text:style-name="T8">;</text:span><text:span text:style-name="T9"> </text:span><text:span text:style-name="T11">++</text:span><text:span text:style-name="T9">i</text:span><text:span text:style-name="T11">)</text:span><text:span text:style-name="T9"> </text:span><text:span text:style-name="T8">{</text:span><text:span text:style-name="T9"> cur </text:span><text:span text:style-name="T11">=</text:span><text:span text:style-name="T9"> cur</text:span><text:span text:style-name="T11">-&gt;</text:span><text:span text:style-name="T9">next</text:span><text:span text:style-name="T8">;</text:span><text:span text:style-name="T9"> </text:span><text:span text:style-name="T8">}</text:span></text:p>
      <text:p text:style-name="P6"><text:s text:c="4"/><text:span text:style-name="T9">cur</text:span><text:span text:style-name="T11">-&gt;</text:span><text:span text:style-name="T9">next </text:span><text:span text:style-name="T11">=</text:span><text:span text:style-name="T9"> </text:span><text:span text:style-name="T11">*</text:span><text:span text:style-name="T9">head</text:span><text:span text:style-name="T8">;</text:span></text:p>
      <text:p text:style-name="P6"><text:s text:c="4"/><text:span text:style-name="T11">(*</text:span><text:span text:style-name="T9">head</text:span><text:span text:style-name="T11">)-&gt;</text:span><text:span text:style-name="T9">prev </text:span><text:span text:style-name="T11">=</text:span><text:span text:style-name="T9"> cur</text:span><text:span text:style-name="T8">;</text:span></text:p>
      <text:p text:style-name="P8"/>
      <text:p text:style-name="P6"><text:s text:c="4"/><text:span text:style-name="T11">*</text:span><text:span text:style-name="T9">head </text:span><text:span text:style-name="T11">=</text:span><text:span text:style-name="T9"> new_head</text:span><text:span text:style-name="T8">;</text:span></text:p>
      <text:p text:style-name="P9">}</text:p>
      <text:p text:style-name="P4"><text:span text:style-name="T3">int</text:span> <text:span text:style-name="T17">main</text:span><text:span text:style-name="T10">()</text:span><text:span text:style-name="T7">{</text:span></text:p>
      <text:p text:style-name="P6"><text:s text:c="4"/><text:span text:style-name="T4">int</text:span><text:span text:style-name="T9"> length</text:span><text:span text:style-name="T8">;</text:span></text:p>
      <text:p text:style-name="P6"><text:s text:c="4"/><text:span text:style-name="T12">scanf</text:span><text:span text:style-name="T11">(</text:span><text:span text:style-name="T5">"</text:span><text:span text:style-name="T15">%d</text:span><text:span text:style-name="T16">\n</text:span><text:span text:style-name="T5">"</text:span><text:span text:style-name="T11">,</text:span><text:span text:style-name="T9"> </text:span><text:span text:style-name="T11">&amp;</text:span><text:span text:style-name="T9">length</text:span><text:span text:style-name="T11">)</text:span><text:span text:style-name="T8">;</text:span><text:span text:style-name="T9"> <text:s/></text:span></text:p>
      <text:p text:style-name="P8"/>
      <text:p text:style-name="P6"><text:s text:c="4"/><text:span text:style-name="T4">char</text:span><text:span text:style-name="T11">**</text:span><text:span text:style-name="T9"> names </text:span><text:span text:style-name="T11">=</text:span><text:span text:style-name="T9"> </text:span><text:span text:style-name="T11">(</text:span><text:span text:style-name="T4">char</text:span><text:span text:style-name="T11">**)</text:span><text:span text:style-name="T12">malloc</text:span><text:span text:style-name="T11">(</text:span><text:span text:style-name="T4">sizeof</text:span><text:span text:style-name="T11">(</text:span><text:span text:style-name="T4">char</text:span><text:span text:style-name="T11">*)*</text:span><text:span text:style-name="T9">length</text:span><text:span text:style-name="T11">)</text:span><text:span text:style-name="T8">;</text:span></text:p>
      <text:p text:style-name="P6"><text:s text:c="4"/><text:span text:style-name="T4">char</text:span><text:span text:style-name="T11">**</text:span><text:span text:style-name="T9"> authors </text:span><text:span text:style-name="T11">=</text:span><text:span text:style-name="T9"> </text:span><text:span text:style-name="T11">(</text:span><text:span text:style-name="T4">char</text:span><text:span text:style-name="T11">**)</text:span><text:span text:style-name="T12">malloc</text:span><text:span text:style-name="T11">(</text:span><text:span text:style-name="T4">sizeof</text:span><text:span text:style-name="T11">(</text:span><text:span text:style-name="T4">char</text:span><text:span text:style-name="T11">*)*</text:span><text:span text:style-name="T9">length</text:span><text:span text:style-name="T11">)</text:span><text:span text:style-name="T8">;</text:span></text:p>
      <text:p text:style-name="P6"><text:s text:c="4"/><text:span text:style-name="T4">int</text:span><text:span text:style-name="T11">*</text:span><text:span text:style-name="T9"> years </text:span><text:span text:style-name="T11">=</text:span><text:span text:style-name="T9"> </text:span><text:span text:style-name="T11">(</text:span><text:span text:style-name="T4">int</text:span><text:span text:style-name="T11">*)</text:span><text:span text:style-name="T12">malloc</text:span><text:span text:style-name="T11">(</text:span><text:span text:style-name="T4">sizeof</text:span><text:span text:style-name="T11">(</text:span><text:span text:style-name="T4">int</text:span><text:span text:style-name="T11">)*</text:span><text:span text:style-name="T9">length</text:span><text:span text:style-name="T11">)</text:span><text:span text:style-name="T8">;</text:span></text:p>
      <text:p text:style-name="P8"/>
      <text:p text:style-name="P6"><text:s text:c="4"/><text:span text:style-name="T4">for</text:span><text:span text:style-name="T9"> </text:span><text:span text:style-name="T11">(</text:span><text:span text:style-name="T4">int</text:span><text:span text:style-name="T9"> i</text:span><text:span text:style-name="T11">=</text:span><text:span text:style-name="T14">0</text:span><text:span text:style-name="T8">;</text:span><text:span text:style-name="T9">i</text:span><text:span text:style-name="T11">&lt;</text:span><text:span text:style-name="T9">length</text:span><text:span text:style-name="T8">;</text:span><text:span text:style-name="T9">i</text:span><text:span text:style-name="T11">++)</text:span><text:span text:style-name="T9"> </text:span><text:span text:style-name="T8">{</text:span></text:p>
      <text:p text:style-name="P6"><text:s text:c="8"/><text:span text:style-name="T4">char</text:span><text:span text:style-name="T9"> name</text:span><text:span text:style-name="T11">[</text:span><text:span text:style-name="T14">80</text:span><text:span text:style-name="T11">]</text:span><text:span text:style-name="T8">;</text:span></text:p>
      <text:p text:style-name="P6"><text:s text:c="8"/><text:span text:style-name="T4">char</text:span><text:span text:style-name="T9"> author</text:span><text:span text:style-name="T11">[</text:span><text:span text:style-name="T14">80</text:span><text:span text:style-name="T11">]</text:span><text:span text:style-name="T8">;</text:span></text:p>
      <text:p text:style-name="P8"/>
      <text:p text:style-name="P6"><text:s text:c="8"/><text:span text:style-name="T12">fgets</text:span><text:span text:style-name="T11">(</text:span><text:span text:style-name="T9">name</text:span><text:span text:style-name="T11">,</text:span><text:span text:style-name="T9"> </text:span><text:span text:style-name="T14">80</text:span><text:span text:style-name="T11">,</text:span><text:span text:style-name="T9"> </text:span><text:span text:style-name="T12">stdin</text:span><text:span text:style-name="T11">)</text:span><text:span text:style-name="T8">;</text:span></text:p>
      <text:p text:style-name="P6"><text:s text:c="8"/><text:span text:style-name="T12">fgets</text:span><text:span text:style-name="T11">(</text:span><text:span text:style-name="T9">author</text:span><text:span text:style-name="T11">,</text:span><text:span text:style-name="T9"> </text:span><text:span text:style-name="T14">80</text:span><text:span text:style-name="T11">,</text:span><text:span text:style-name="T9"> </text:span><text:span text:style-name="T12">stdin</text:span><text:span text:style-name="T11">)</text:span><text:span text:style-name="T8">;</text:span></text:p>
      <text:p text:style-name="P6"><text:s text:c="8"/><text:span text:style-name="T12">fscanf</text:span><text:span text:style-name="T11">(</text:span><text:span text:style-name="T12">stdin</text:span><text:span text:style-name="T11">,</text:span><text:span text:style-name="T9"> </text:span><text:span text:style-name="T5">"</text:span><text:span text:style-name="T15">%d</text:span><text:span text:style-name="T16">\n</text:span><text:span text:style-name="T5">"</text:span><text:span text:style-name="T11">,</text:span><text:span text:style-name="T9"> </text:span><text:span text:style-name="T11">&amp;</text:span><text:span text:style-name="T9">years</text:span><text:span text:style-name="T11">[</text:span><text:span text:style-name="T9">i</text:span><text:span text:style-name="T11">])</text:span><text:span text:style-name="T8">;</text:span></text:p>
      <text:p text:style-name="P8"/>
      <text:p text:style-name="P6"><text:s text:c="8"/><text:span text:style-name="T11">(*</text:span><text:span text:style-name="T12">strstr</text:span><text:span text:style-name="T11">(</text:span><text:span text:style-name="T9">name</text:span><text:span text:style-name="T11">,</text:span><text:span text:style-name="T5">"</text:span><text:span text:style-name="T16">\n</text:span><text:span text:style-name="T5">"</text:span><text:span text:style-name="T11">))=</text:span><text:span text:style-name="T14">0</text:span><text:span text:style-name="T8">;</text:span></text:p>
      <text:p text:style-name="P6"><text:s text:c="8"/><text:span text:style-name="T11">(*</text:span><text:span text:style-name="T12">strstr</text:span><text:span text:style-name="T11">(</text:span><text:span text:style-name="T9">author</text:span><text:span text:style-name="T11">,</text:span><text:span text:style-name="T5">"</text:span><text:span text:style-name="T16">\n</text:span><text:span text:style-name="T5">"</text:span><text:span text:style-name="T11">))=</text:span><text:span text:style-name="T14">0</text:span><text:span text:style-name="T8">;</text:span></text:p>
      <text:p text:style-name="P8"/>
      <text:p text:style-name="P6"><text:s text:c="8"/><text:span text:style-name="T9">names</text:span><text:span text:style-name="T11">[</text:span><text:span text:style-name="T9">i</text:span><text:span text:style-name="T11">]</text:span><text:span text:style-name="T9"> </text:span><text:span text:style-name="T11">=</text:span><text:span text:style-name="T9"> </text:span><text:span text:style-name="T11">(</text:span><text:span text:style-name="T4">char</text:span><text:span text:style-name="T11">*)</text:span><text:span text:style-name="T12">malloc</text:span><text:span text:style-name="T11">(</text:span><text:span text:style-name="T4">sizeof</text:span><text:span text:style-name="T11">(</text:span><text:span text:style-name="T4">char</text:span><text:span text:style-name="T11">*)</text:span><text:span text:style-name="T9"> </text:span><text:span text:style-name="T11">*</text:span><text:span text:style-name="T9"> </text:span><text:span text:style-name="T11">(</text:span><text:span text:style-name="T12">strlen</text:span><text:span text:style-name="T11">(</text:span><text:span text:style-name="T9">name</text:span><text:span text:style-name="T11">)+</text:span><text:span text:style-name="T14">1</text:span><text:span text:style-name="T11">))</text:span><text:span text:style-name="T8">;</text:span></text:p>
      <text:p text:style-name="P6"><text:s text:c="8"/><text:span text:style-name="T9">authors</text:span><text:span text:style-name="T11">[</text:span><text:span text:style-name="T9">i</text:span><text:span text:style-name="T11">]</text:span><text:span text:style-name="T9"> </text:span><text:span text:style-name="T11">=</text:span><text:span text:style-name="T9"> </text:span><text:span text:style-name="T11">(</text:span><text:span text:style-name="T4">char</text:span><text:span text:style-name="T11">*)</text:span><text:span text:style-name="T12">malloc</text:span><text:span text:style-name="T11">(</text:span><text:span text:style-name="T4">sizeof</text:span><text:span text:style-name="T11">(</text:span><text:span text:style-name="T4">char</text:span><text:span text:style-name="T11">*)</text:span><text:span text:style-name="T9"> </text:span><text:span text:style-name="T11">*</text:span><text:span text:style-name="T9"> </text:span><text:span text:style-name="T11">(</text:span><text:span text:style-name="T12">strlen</text:span><text:span text:style-name="T11">(</text:span><text:span text:style-name="T9">author</text:span><text:span text:style-name="T11">)+</text:span><text:span text:style-name="T14">1</text:span><text:span text:style-name="T11">))</text:span><text:span text:style-name="T8">;</text:span></text:p>
      <text:p text:style-name="P8"><text:soft-page-break/></text:p>
      <text:p text:style-name="P6"><text:s text:c="8"/><text:span text:style-name="T12">strcpy</text:span><text:span text:style-name="T11">(</text:span><text:span text:style-name="T9">names</text:span><text:span text:style-name="T11">[</text:span><text:span text:style-name="T9">i</text:span><text:span text:style-name="T11">],</text:span><text:span text:style-name="T9"> name</text:span><text:span text:style-name="T11">)</text:span><text:span text:style-name="T8">;</text:span></text:p>
      <text:p text:style-name="P6"><text:s text:c="8"/><text:span text:style-name="T12">strcpy</text:span><text:span text:style-name="T11">(</text:span><text:span text:style-name="T9">authors</text:span><text:span text:style-name="T11">[</text:span><text:span text:style-name="T9">i</text:span><text:span text:style-name="T11">],</text:span><text:span text:style-name="T9"> author</text:span><text:span text:style-name="T11">)</text:span><text:span text:style-name="T8">;</text:span></text:p>
      <text:p text:style-name="P6"><text:s text:c="4"/><text:span text:style-name="T8">}</text:span></text:p>
      <text:p text:style-name="P8"/>
      <text:p text:style-name="P6"><text:s text:c="4"/><text:span text:style-name="T9">MusicalComposition</text:span><text:span text:style-name="T11">*</text:span><text:span text:style-name="T9"> head </text:span><text:span text:style-name="T11">=</text:span><text:span text:style-name="T9"> createMusicalCompositionList</text:span><text:span text:style-name="T11">(</text:span><text:span text:style-name="T9">names</text:span><text:span text:style-name="T11">,</text:span><text:span text:style-name="T9"> authors</text:span><text:span text:style-name="T11">,</text:span><text:span text:style-name="T9"> years</text:span><text:span text:style-name="T11">,</text:span><text:span text:style-name="T9"> length</text:span><text:span text:style-name="T11">)</text:span><text:span text:style-name="T8">;</text:span></text:p>
      <text:p text:style-name="P8"/>
      <text:p text:style-name="P6"><text:s text:c="4"/><text:span text:style-name="T9">print_names</text:span><text:span text:style-name="T11">(</text:span><text:span text:style-name="T9">head</text:span><text:span text:style-name="T11">)</text:span><text:span text:style-name="T8">;</text:span></text:p>
      <text:p text:style-name="P6"><text:s text:c="4"/><text:span text:style-name="T12">printf</text:span><text:span text:style-name="T11">(</text:span><text:span text:style-name="T5">"</text:span><text:span text:style-name="T16">\n</text:span><text:span text:style-name="T5">"</text:span><text:span text:style-name="T11">)</text:span><text:span text:style-name="T8">;</text:span></text:p>
      <text:p text:style-name="P6"><text:s text:c="4"/><text:span text:style-name="T9">swap_halfs</text:span><text:span text:style-name="T11">(&amp;</text:span><text:span text:style-name="T9">head</text:span><text:span text:style-name="T11">)</text:span><text:span text:style-name="T8">;</text:span></text:p>
      <text:p text:style-name="P6"><text:s text:c="4"/><text:span text:style-name="T9">print_names</text:span><text:span text:style-name="T11">(</text:span><text:span text:style-name="T9">head</text:span><text:span text:style-name="T11">)</text:span><text:span text:style-name="T8">;</text:span></text:p>
      <text:p text:style-name="P8"/>
      <text:p text:style-name="P6"><text:s text:c="4"/><text:span text:style-name="T4">return</text:span><text:span text:style-name="T9"> </text:span><text:span text:style-name="T14">0</text:span><text:span text:style-name="T8">;</text:span></text:p>
      <text:p text:style-name="P9"><draw:line text:anchor-type="paragraph" draw:z-index="1" draw:name="Фигура1" draw:style-name="gr1" draw:text-style-name="P10" svg:x1="-1.926cm" svg:y1="1.383cm" svg:x2="18.96cm" svg:y2="1.383cm"><text:p/></draw:line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0:04:55.431832879</meta:creation-date>
    <dc:date>2017-12-27T10:14:01.134509794</dc:date>
    <meta:editing-duration>PT9M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07" meta:word-count="349" meta:character-count="3351" meta:non-whitespace-character-count="2665"/>
  </office:meta>
</office:document-meta>
</file>